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goe UI" svg:font-family="'Segoe UI', 'Lucida Grande', Verdana,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language="ru" fo:country="RU" fo:font-weight="bold" officeooo:rsid="00036778" officeooo:paragraph-rsid="00036778" style:font-weight-asian="bold" style:font-weight-complex="bold"/>
    </style:style>
    <style:style style:name="P2" style:family="paragraph" style:parent-style-name="Standard" style:list-style-name="L1">
      <style:text-properties fo:language="ru" fo:country="RU" fo:font-weight="bold" officeooo:rsid="00153f21" officeooo:paragraph-rsid="00153f21" style:font-weight-asian="bold" style:font-weight-complex="bold"/>
    </style:style>
    <style:style style:name="P3" style:family="paragraph" style:parent-style-name="Standard" style:list-style-name="L1">
      <style:text-properties fo:language="ru" fo:country="RU" fo:font-weight="bold" officeooo:rsid="0010bfb5" officeooo:paragraph-rsid="0010bfb5" style:font-weight-asian="bold" style:font-weight-complex="bold"/>
    </style:style>
    <style:style style:name="P4" style:family="paragraph" style:parent-style-name="Standard" style:list-style-name="L1">
      <style:text-properties fo:language="ru" fo:country="RU" fo:font-weight="bold" officeooo:rsid="002e9d7b" officeooo:paragraph-rsid="002e9d7b" style:font-weight-asian="bold" style:font-weight-complex="bold"/>
    </style:style>
    <style:style style:name="P5" style:family="paragraph" style:parent-style-name="Standard" style:list-style-name="L1">
      <style:text-properties fo:language="ru" fo:country="RU" fo:font-weight="bold" officeooo:rsid="0040b34d" officeooo:paragraph-rsid="004897df" style:font-weight-asian="bold" style:font-weight-complex="bold"/>
    </style:style>
    <style:style style:name="P6" style:family="paragraph" style:parent-style-name="Standard" style:list-style-name="L1">
      <style:text-properties fo:language="ru" fo:country="RU" fo:font-weight="bold" officeooo:rsid="004a8c3f" officeooo:paragraph-rsid="004a8c3f" style:font-weight-asian="bold" style:font-weight-complex="bold"/>
    </style:style>
    <style:style style:name="P7" style:family="paragraph" style:parent-style-name="Standard" style:list-style-name="L1">
      <style:text-properties fo:language="ru" fo:country="RU" fo:font-weight="bold" officeooo:rsid="004ae93e" officeooo:paragraph-rsid="004ae93e" style:font-weight-asian="bold" style:font-weight-complex="bold"/>
    </style:style>
    <style:style style:name="P8" style:family="paragraph" style:parent-style-name="Standard" style:list-style-name="L1">
      <style:text-properties fo:language="ru" fo:country="RU" fo:font-weight="bold" officeooo:rsid="004c4046" officeooo:paragraph-rsid="004c4046" style:font-weight-asian="bold" style:font-weight-complex="bold"/>
    </style:style>
    <style:style style:name="P9" style:family="paragraph" style:parent-style-name="Standard" style:list-style-name="L4">
      <style:text-properties fo:language="ru" fo:country="RU" fo:font-weight="normal" officeooo:rsid="00153f21" officeooo:paragraph-rsid="00153f21" style:font-weight-asian="normal" style:font-weight-complex="normal"/>
    </style:style>
    <style:style style:name="P10" style:family="paragraph" style:parent-style-name="Standard" style:list-style-name="L4">
      <style:text-properties fo:language="ru" fo:country="RU" fo:font-weight="normal" officeooo:rsid="001647c6" officeooo:paragraph-rsid="001647c6" style:font-weight-asian="normal" style:font-weight-complex="normal"/>
    </style:style>
    <style:style style:name="P11" style:family="paragraph" style:parent-style-name="Standard" style:list-style-name="L4">
      <style:text-properties fo:language="ru" fo:country="RU" fo:font-weight="normal" officeooo:rsid="00179313" officeooo:paragraph-rsid="00179313" style:font-weight-asian="normal" style:font-weight-complex="normal"/>
    </style:style>
    <style:style style:name="P12" style:family="paragraph" style:parent-style-name="Standard" style:list-style-name="L4">
      <style:text-properties fo:language="ru" fo:country="RU" fo:font-weight="normal" officeooo:rsid="00179313" officeooo:paragraph-rsid="001e4a1c" style:font-weight-asian="normal" style:font-weight-complex="normal"/>
    </style:style>
    <style:style style:name="P13" style:family="paragraph" style:parent-style-name="Standard" style:list-style-name="L4">
      <style:text-properties fo:language="ru" fo:country="RU" fo:font-weight="normal" officeooo:rsid="0018f807" officeooo:paragraph-rsid="0018f807" style:font-weight-asian="normal" style:font-weight-complex="normal"/>
    </style:style>
    <style:style style:name="P14" style:family="paragraph" style:parent-style-name="Standard" style:list-style-name="L5">
      <style:text-properties fo:language="ru" fo:country="RU" fo:font-weight="normal" officeooo:rsid="00137b71" officeooo:paragraph-rsid="00137b71" style:font-weight-asian="normal" style:font-weight-complex="normal"/>
    </style:style>
    <style:style style:name="P15" style:family="paragraph" style:parent-style-name="Standard" style:list-style-name="L1">
      <style:text-properties fo:language="ru" fo:country="RU" fo:font-weight="normal" officeooo:rsid="00427d31" officeooo:paragraph-rsid="004897df" style:font-weight-asian="normal" style:font-weight-complex="normal"/>
    </style:style>
    <style:style style:name="P16" style:family="paragraph" style:parent-style-name="Standard" style:list-style-name="L1">
      <style:text-properties fo:language="ru" fo:country="RU" fo:font-weight="normal" officeooo:rsid="00510bd3" officeooo:paragraph-rsid="00510bd3" style:font-weight-asian="normal" style:font-weight-complex="normal"/>
    </style:style>
    <style:style style:name="P17" style:family="paragraph" style:parent-style-name="Standard" style:list-style-name="L1">
      <style:text-properties fo:language="en" fo:country="US" fo:font-weight="normal" officeooo:rsid="0004ab46" officeooo:paragraph-rsid="0004ab46" style:font-weight-asian="normal" style:font-weight-complex="normal"/>
    </style:style>
    <style:style style:name="P18" style:family="paragraph" style:parent-style-name="Standard" style:list-style-name="L1">
      <style:text-properties fo:language="en" fo:country="US" fo:font-weight="normal" officeooo:rsid="0053dffe" officeooo:paragraph-rsid="0053dffe" style:font-weight-asian="normal" style:font-weight-complex="normal"/>
    </style:style>
    <style:style style:name="P19" style:family="paragraph" style:parent-style-name="Standard" style:list-style-name="L1">
      <style:text-properties fo:language="en" fo:country="US" fo:font-weight="normal" officeooo:rsid="0058e2b4" officeooo:paragraph-rsid="0058e2b4" style:font-weight-asian="normal" style:font-weight-complex="normal"/>
    </style:style>
    <style:style style:name="P20" style:family="paragraph" style:parent-style-name="Standard" style:list-style-name="L1">
      <style:text-properties fo:language="en" fo:country="US" fo:font-weight="normal" officeooo:rsid="005ab805" officeooo:paragraph-rsid="005ab805" style:font-weight-asian="normal" style:font-weight-complex="normal"/>
    </style:style>
    <style:style style:name="P21" style:family="paragraph" style:parent-style-name="Standard" style:list-style-name="L1">
      <style:text-properties fo:language="en" fo:country="US" fo:font-weight="bold" officeooo:rsid="0044d5c2" officeooo:paragraph-rsid="0044d5c2" style:font-weight-asian="bold" style:font-weight-complex="bold"/>
    </style:style>
    <style:style style:name="P22" style:family="paragraph" style:parent-style-name="Standard" style:list-style-name="L1">
      <style:text-properties fo:language="en" fo:country="US" fo:font-weight="bold" officeooo:rsid="0046c048" officeooo:paragraph-rsid="0046c048" style:font-weight-asian="bold" style:font-weight-complex="bold"/>
    </style:style>
    <style:style style:name="P23" style:family="paragraph" style:parent-style-name="Standard" style:list-style-name="L1">
      <style:text-properties style:font-name="Times New Roman" fo:font-size="12pt" fo:font-weight="normal" officeooo:paragraph-rsid="004f5c19" style:font-size-asian="12pt" style:font-size-complex="12pt"/>
    </style:style>
    <style:style style:name="P24" style:family="paragraph" style:parent-style-name="Standard">
      <style:paragraph-properties fo:margin-left="1.245cm" fo:margin-right="0cm" fo:text-indent="0cm" style:auto-text-indent="false"/>
      <style:text-properties fo:language="ru" fo:country="RU" fo:font-weight="normal" officeooo:rsid="00328063" officeooo:paragraph-rsid="00328063" style:font-weight-asian="normal" style:font-weight-complex="normal"/>
    </style:style>
    <style:style style:name="P25" style:family="paragraph" style:parent-style-name="Standard">
      <style:paragraph-properties fo:margin-left="1.245cm" fo:margin-right="0cm" fo:text-indent="0cm" style:auto-text-indent="false"/>
      <style:text-properties fo:language="ru" fo:country="RU" fo:font-weight="normal" officeooo:rsid="004d2e19" officeooo:paragraph-rsid="004d2e19" style:font-weight-asian="normal" style:font-weight-complex="normal"/>
    </style:style>
    <style:style style:name="T1" style:family="text">
      <style:text-properties fo:language="en" fo:country="US"/>
    </style:style>
    <style:style style:name="T2" style:family="text">
      <style:text-properties fo:language="en" fo:country="US" officeooo:rsid="001e4a1c"/>
    </style:style>
    <style:style style:name="T3" style:family="text">
      <style:text-properties fo:language="en" fo:country="US" officeooo:rsid="0023ad49"/>
    </style:style>
    <style:style style:name="T4" style:family="text">
      <style:text-properties fo:language="en" fo:country="US" officeooo:rsid="0030477e"/>
    </style:style>
    <style:style style:name="T5" style:family="text">
      <style:text-properties fo:language="ru" fo:country="RU"/>
    </style:style>
    <style:style style:name="T6" style:family="text">
      <style:text-properties fo:language="ru" fo:country="RU" officeooo:rsid="00054efc"/>
    </style:style>
    <style:style style:name="T7" style:family="text">
      <style:text-properties fo:language="ru" fo:country="RU" officeooo:rsid="004f5c19" style:font-weight-asian="normal" style:font-weight-complex="normal"/>
    </style:style>
    <style:style style:name="T8" style:family="text">
      <style:text-properties fo:language="ru" fo:country="RU" officeooo:rsid="0054fc57"/>
    </style:style>
    <style:style style:name="T9" style:family="text">
      <style:text-properties fo:language="ru" fo:country="RU" officeooo:rsid="00551db4"/>
    </style:style>
    <style:style style:name="T10" style:family="text">
      <style:text-properties fo:language="ru" fo:country="RU" officeooo:rsid="005652b2"/>
    </style:style>
    <style:style style:name="T11" style:family="text">
      <style:text-properties fo:language="ru" fo:country="RU" officeooo:rsid="0056ea35"/>
    </style:style>
    <style:style style:name="T12" style:family="text">
      <style:text-properties fo:language="ru" fo:country="RU" officeooo:rsid="00576d41"/>
    </style:style>
    <style:style style:name="T13" style:family="text">
      <style:text-properties fo:language="ru" fo:country="RU" officeooo:rsid="0057ae5d"/>
    </style:style>
    <style:style style:name="T14" style:family="text">
      <style:text-properties fo:language="ru" fo:country="RU" officeooo:rsid="005ab805"/>
    </style:style>
    <style:style style:name="T15" style:family="text">
      <style:text-properties officeooo:rsid="00054efc"/>
    </style:style>
    <style:style style:name="T16" style:family="text">
      <style:text-properties officeooo:rsid="001ad3d1"/>
    </style:style>
    <style:style style:name="T17" style:family="text">
      <style:text-properties officeooo:rsid="001e4a1c"/>
    </style:style>
    <style:style style:name="T18" style:family="text">
      <style:text-properties officeooo:rsid="0033222f"/>
    </style:style>
    <style:style style:name="T19" style:family="text">
      <style:text-properties officeooo:rsid="004e66e5"/>
    </style:style>
    <style:style style:name="T20" style:family="text">
      <style:text-properties fo:font-variant="normal" fo:text-transform="none" fo:color="#000000" fo:letter-spacing="normal" fo:font-style="normal"/>
    </style:style>
    <style:style style:name="T21" style:family="text">
      <style:text-properties fo:font-variant="normal" fo:text-transform="none" fo:color="#000000" fo:letter-spacing="normal" fo:font-style="normal" officeooo:rsid="0050c26a"/>
    </style:style>
    <style:style style:name="T22" style:family="text">
      <style:text-properties officeooo:rsid="0052aa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03680515973559343" text:style-name="L1">
        <text:list-item>
          <text:p text:style-name="P1">Система общих типов <text:span text:style-name="T1">CTS. </text:span>Что это такое?</text:p>
          <text:p text:style-name="P17">CTS (стандартная<text:span text:style-name="T5"> система типов) — спецификация, которая определяет как какой-либо тип </text:span><text:span text:style-name="T6">объявляется, используется и управляется в среде </text:span><text:span text:style-name="T15">CLR. </text:span><text:span text:style-name="T6">Как должны быть определены типы для того, чтобы они могли обслуживаться в </text:span><text:span text:style-name="T15">CLR – </text:span><text:span text:style-name="T6">среде. А так же является важной составной частью поддержки межъязыковой интеграции в среде выполнения.</text:span></text:p>
        </text:list-item>
        <text:list-item>
          <text:p text:style-name="P21"><text:span text:style-name="T6">Ч</text:span><text:span text:style-name="T5">то такое CLI?</text:span></text:p>
          <text:p text:style-name="P18"><text:span text:style-name="T5">CLI — это </text:span><text:span text:style-name="T8">общеязыковая инфраструктура, </text:span><text:span text:style-name="T9">то есть набор документов с описанием синтаксиса и семантики языков C# и CIL, формата сборок .NET, ключевых пространств имен и технических деталей работы гипотетического механизма исполняющей среды .NET. </text:span><text:span text:style-name="T10">В документ</text:span><text:span text:style-name="T11">е</text:span><text:span text:style-name="T10"> ECMA-335 содержится </text:span><text:span text:style-name="T11">спецификация общеязыковой инфраструктуры.</text:span></text:p>
        </text:list-item>
        <text:list-item>
          <text:p text:style-name="P22"><text:span text:style-name="T12">Что может дать/предложить этот документ </text:span><text:span text:style-name="T13">(ECMA-335)</text:span><text:span text:style-name="T5">?</text:span></text:p>
          <text:p text:style-name="P19"><text:span text:style-name="T5">Используя этот документ можно создать альтернативу .net и использовать его не только в windows, но так же и в других ОС. Самая популярная альтернатива это Mono. </text:span><text:span text:style-name="T14">То есть, на C# можно писать не только под windows, но так же и под linux, mac и bsd.</text:span></text:p>
          <text:p text:style-name="P20"><text:span text:style-name="T14">Т</text:span><text:span text:style-name="T5">ак же еще есть GnuNet, Portable.Net и Rotor.</text:span></text:p>
        </text:list-item>
        <text:list-item>
          <text:p text:style-name="P2">Иерархия общей системы типов?</text:p>
        </text:list-item>
      </text:list>
      <text:list xml:id="list5953240492311709275" text:style-name="L4">
        <text:list-item>
          <text:list>
            <text:list-item>
              <text:p text:style-name="P9">Тип</text:p>
              <text:list>
                <text:list-item>
                  <text:p text:style-name="P9">Типы значения</text:p>
                  <text:list>
                    <text:list-item>
                      <text:p text:style-name="P10">Встроенные типы значения (целые, с плавающей запятой)</text:p>
                    </text:list-item>
                    <text:list-item>
                      <text:p text:style-name="P10">Перечисления (<text:span text:style-name="T3">enum</text:span>)</text:p>
                    </text:list-item>
                    <text:list-item>
                      <text:p text:style-name="P10">Структуры</text:p>
                    </text:list-item>
                  </text:list>
                </text:list-item>
                <text:list-item>
                  <text:p text:style-name="P9">Ссылочные типы</text:p>
                  <text:list>
                    <text:list-item>
                      <text:p text:style-name="P11">Самодокументированные типы</text:p>
                      <text:list>
                        <text:list-item>
                          <text:p text:style-name="P13">Встроенные ссылочные типы</text:p>
                        </text:list-item>
                        <text:list-item>
                          <text:p text:style-name="P13">Классы</text:p>
                        </text:list-item>
                        <text:list-item>
                          <text:p text:style-name="P13">Массивы</text:p>
                        </text:list-item>
                        <text:list-item>
                          <text:p text:style-name="P13">Упакованные типы — значения <text:span text:style-name="T16">(предназначены для хранения значений типов значений; не объявляются программистом, система автоматически определяет такой тип для любого типа-значения)</text:span></text:p>
                        </text:list-item>
                      </text:list>
                    </text:list-item>
                    <text:list-item>
                      <text:p text:style-name="P11">Указатели</text:p>
                      <text:list>
                        <text:list-item>
                          <text:p text:style-name="P12">Управляемые <text:span text:style-name="T17">(представляют собой ссылки на управляемые блоки памяти из кучи среды CLR. В этой куче выполняется автоматическая сборка мусора</text:span><text:span text:style-name="T2">)</text:span></text:p>
                        </text:list-item>
                        <text:list-item>
                          <text:p text:style-name="P12">Неуправляемые <text:span text:style-name="T17">(это обычный указатель на неуправляемый блок памяти из стандартной кучи)</text:span></text:p>
                        </text:list-item>
                      </text:list>
                    </text:list-item>
                    <text:list-item>
                      <text:p text:style-name="P11">Интерфейсы</text:p>
                    </text:list-item>
                  </text:list>
                </text:list-item>
              </text:list>
            </text:list-item>
          </text:list>
        </text:list-item>
      </text:list>
      <text:list xml:id="list215600129990975" text:continue-list="list8803680515973559343" text:style-name="L1">
        <text:list-item>
          <text:p text:style-name="P3">Все типы .<text:span text:style-name="T1">net </text:span>делятся на типы значения и ссылочные типы. Определение этих типов?</text:p>
        </text:list-item>
      </text:list>
      <text:list xml:id="list1584643544298213698" text:style-name="L5">
        <text:list-item>
          <text:list>
            <text:list-item>
              <text:p text:style-name="P14">Значимые типы — это типы данных, объекты которых представлены фактическими значениями объекта. Если экземпляр типа значения присваивается переменной, то эта переменная получает новую копию значения. Хранится в ячейках.</text:p>
            </text:list-item>
            <text:list-item>
              <text:p text:style-name="P14">Ссылочные типы — это типы данных, объекты которых представлены ссылкой на фактическое значение объекта. Если экземпляр ссылочного типа присваивается переменной, то эта переменная будет ссылаться на исходное значение. Копирование не происходит (копирование объекта). Описывают так называемые объектные ссылки и представляют адреса объектов. Объекты в куче, ссылки в ячейках.</text:p>
            </text:list-item>
          </text:list>
        </text:list-item>
      </text:list>
      <text:list xml:id="list215600849544897" text:continue-list="list215600129990975" text:style-name="L1">
        <text:list-item>
          <text:p text:style-name="P4">Для чего нужны встроенные типы данных <text:span text:style-name="T1">CTS</text:span><text:span text:style-name="T4">?</text:span></text:p>
        </text:list-item>
      </text:list>
      <text:p text:style-name="P24"><text:soft-page-break/>В <text:span text:style-name="T1">CTS </text:span>содержится четко определенный набор фундаментальных типов данных. В разных ЯП для <text:span text:style-name="T18">объявления</text:span> того или иного типа используется свое ключевое слово, но в итоге все эти ключевые слова соответствуют одному и тому же типу в сборке <text:span text:style-name="T1">mscorlib.dll</text:span></text:p>
      <text:list xml:id="list215601514164900" text:continue-numbering="true" text:style-name="L1">
        <text:list-item>
          <text:p text:style-name="P5">В чем смысл упаковки?</text:p>
          <text:p text:style-name="P15">Смысл заключается в том, что в куче создается пустой объект нужного размера, а затем значение копируется внутрь этого объекта. Следовательно с помощью упаковки мы можем превратить значение любого типа значения (встроенного, структуры, перечисления) в объект и в дальнейшем работать с этим значением как с объектом.</text:p>
        </text:list-item>
        <text:list-item>
          <text:p text:style-name="P6">Можно ли создать межъязыковое приложение не использую Blank Solution?</text:p>
          <text:p text:style-name="P16">Да, можно. Ничто не мешает нам создать два проекта каждый из которых использует свой язык, а затем использовать одну сборку в другой, <text:span text:style-name="T22">единственное условие это нужно использовать .NET</text:span>. Дело в том, что Blank Solution просто позволяет нам держать в проекте несколько проектов и нам нет необходимости переключаться между разными языками.</text:p>
        </text:list-item>
        <text:list-item>
          <text:p text:style-name="P7">Что произойдет если в проекте C#, добавить ссылку только на Visual Basic проект?</text:p>
          <text:p text:style-name="P23"><text:span text:style-name="T7">Во время компиляции будет выкинута ошибка вида CS0012. </text:span><text:span text:style-name="T20">Тип </text:span><text:span text:style-name="T21">&lt;тип&gt;</text:span><text:span text:style-name="T20"> определен в сборке, на которую отсутствует ссылка. Необходимо добавить ссылку на сборку </text:span><text:span text:style-name="T21">&lt;сборка&gt;. Дело в том что Visual Basic ссылается на сборку C++ и так или иначе необходимо так же добавить эту ссылку на сборку в C#.</text:span></text:p>
        </text:list-item>
        <text:list-item>
          <text:p text:style-name="P8">Как исправить данную ситуацию?</text:p>
        </text:list-item>
      </text:list>
      <text:p text:style-name="P25">Самый легкий способ и самый правильный добавить ссылку на проект C++, тогда компиляция пройдет без проблем. Можно свою сборку добавить еще в глобальный кэш сборок, тогда можно будет сослаться лишь ссылкой на сборку в проекте Visual Basic. <text:span text:style-name="T19">Так же принудительно можно загрузить в проект DLL, но это самый плохой вариант из всех.</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egoe UI" svg:font-family="'Segoe UI', 'Lucida Grande', Verdana,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3M46S</meta:editing-duration>
    <meta:editing-cycles>88</meta:editing-cycles>
    <meta:generator>LibreOffice/4.2.6.3$Linux_X86_64 LibreOffice_project/420m0$Build-3</meta:generator>
    <dc:date>2014-11-19T21:55:59.924930017</dc:date>
    <meta:document-statistic meta:table-count="0" meta:image-count="0" meta:object-count="0" meta:page-count="2" meta:paragraph-count="36" meta:word-count="613" meta:character-count="4110" meta:non-whitespace-character-count="3553"/>
    <meta:user-defined meta:name="Info 1"/>
    <meta:user-defined meta:name="Info 2"/>
    <meta:user-defined meta:name="Info 3"/>
    <meta:user-defined meta:name="Info 4"/>
  </office:meta>
</office:document-meta>
</file>